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1.767cm"/>
    </style:style>
    <style:style style:name="co4" style:family="table-column">
      <style:table-column-properties fo:break-before="auto" style:column-width="2.57cm"/>
    </style:style>
    <style:style style:name="co5" style:family="table-column">
      <style:table-column-properties fo:break-before="auto" style:column-width="1.64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 style:data-style-name="N3"/>
    <style:style style:name="ce7" style:family="table-cell" style:parent-style-name="Pivot_20_Table_20_Field" style:data-style-name="N3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3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3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3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3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3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 style:data-style-name="N3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3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3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3"/>
    <style:style style:name="ce17" style:family="table-cell" style:parent-style-name="Pivot_20_Table_20_Value" style:data-style-name="N3">
      <style:table-cell-properties fo:border-bottom="0.99pt solid #000000" fo:border-left="none" fo:border-right="none" fo:border-top="none"/>
    </style:style>
    <style:style style:name="ce18" style:family="table-cell" style:parent-style-name="Pivot_20_Table_20_Result" style:data-style-name="N3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Value" style:data-style-name="N3">
      <style:table-cell-properties fo:border-bottom="none" fo:border-left="none" fo:border-right="0.99pt solid #000000" fo:border-top="0.99pt solid #000000"/>
    </style:style>
    <style:style style:name="ce20" style:family="table-cell" style:parent-style-name="Pivot_20_Table_20_Value" style:data-style-name="N3">
      <style:table-cell-properties fo:border-bottom="none" fo:border-left="none" fo:border-right="0.99pt solid #000000" fo:border-top="none"/>
    </style:style>
    <style:style style:name="ce21" style:family="table-cell" style:parent-style-name="Pivot_20_Table_20_Value" style:data-style-name="N3">
      <style:table-cell-properties fo:border-bottom="0.99pt solid #000000" fo:border-left="none" fo:border-right="0.99pt solid #000000" fo:border-top="none"/>
    </style:style>
    <style:style style:name="ce22" style:family="table-cell" style:parent-style-name="Pivot_20_Table_20_Result" style:data-style-name="N3">
      <style:table-cell-properties fo:border-bottom="2.01pt solid #000000" fo:border-left="none" fo:border-right="0.99pt solid #000000" fo:border-top="0.99pt solid #000000"/>
    </style:style>
    <style:style style:name="ce23" style:family="table-cell" style:parent-style-name="Pivot_20_Table_20_Corner" style:data-style-name="N3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Title" style:data-style-name="N3">
      <style:table-cell-properties fo:border-bottom="0.99pt solid #000000" fo:border-left="0.99pt solid #000000" fo:border-right="2.01pt solid #000000" fo:border-top="0.99pt solid #000000"/>
    </style:style>
    <style:style style:name="ce25" style:family="table-cell" style:parent-style-name="Pivot_20_Table_20_Result" style:data-style-name="N3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_20_Table_20_Result" style:data-style-name="N3">
      <style:table-cell-properties fo:border-bottom="none" fo:border-left="0.99pt solid #000000" fo:border-right="2.01pt solid #000000" fo:border-top="none"/>
    </style:style>
    <style:style style:name="ce27" style:family="table-cell" style:parent-style-name="Pivot_20_Table_20_Result" style:data-style-name="N3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_20_Table_20_Result" style:data-style-name="N3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ublisherid</text:p>
          </table:table-cell>
          <table:table-cell office:value-type="string" calcext:value-type="string">
            <text:p>servername</text:p>
          </table:table-cell>
          <table:table-cell office:value-type="string" calcext:value-type="string">
            <text:p>deflevelid</text:p>
          </table:table-cell>
          <table:table-cell office:value-type="string" calcext:value-type="string">
            <text:p>deflevelreason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392533" calcext:value-type="float">
            <text:p>392533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34101" calcext:value-type="float">
            <text:p>3410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274593" calcext:value-type="float">
            <text:p>274593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559921" calcext:value-type="float">
            <text:p>559921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33745" calcext:value-type="float">
            <text:p>33745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775908" calcext:value-type="float">
            <text:p>775908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(null)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7" calcext:value-type="float">
            <text:p>25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9979" calcext:value-type="float">
            <text:p>9979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304885" calcext:value-type="float">
            <text:p>304885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17512" calcext:value-type="float">
            <text:p>17512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4" calcext:value-type="float">
            <text:p>2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41145" calcext:value-type="float">
            <text:p>41145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(null)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52999" calcext:value-type="float">
            <text:p>52999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(null)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90643" calcext:value-type="float">
            <text:p>90643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26266" calcext:value-type="float">
            <text:p>26266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5" calcext:value-type="float">
            <text:p>250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22057" calcext:value-type="float">
            <text:p>22057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(null)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214989" calcext:value-type="float">
            <text:p>214989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5" calcext:value-type="float">
            <text:p>2505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3" calcext:value-type="float">
            <text:p>25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7183" calcext:value-type="float">
            <text:p>7183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(null)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(null)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14238" calcext:value-type="float">
            <text:p>14238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5" calcext:value-type="float">
            <text:p>2525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7469" calcext:value-type="float">
            <text:p>7469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8623" calcext:value-type="float">
            <text:p>558623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1462115" calcext:value-type="float">
            <text:p>1462115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33855" calcext:value-type="float">
            <text:p>33855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(null)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27095" calcext:value-type="float">
            <text:p>27095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(null)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11744" calcext:value-type="float">
            <text:p>11744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404425" calcext:value-type="float">
            <text:p>404425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8" calcext:value-type="float">
            <text:p>25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110267" calcext:value-type="float">
            <text:p>110267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15290" calcext:value-type="float">
            <text:p>15290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17300" calcext:value-type="float">
            <text:p>1730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17174" calcext:value-type="float">
            <text:p>17174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53262" calcext:value-type="float">
            <text:p>53262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36173" calcext:value-type="float">
            <text:p>36173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259743" calcext:value-type="float">
            <text:p>259743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11172" calcext:value-type="float">
            <text:p>11172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3" calcext:value-type="float">
            <text:p>2523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723627" calcext:value-type="float">
            <text:p>723627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11512" calcext:value-type="float">
            <text:p>11512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94425" calcext:value-type="float">
            <text:p>94425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7465" calcext:value-type="float">
            <text:p>7465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40237" calcext:value-type="float">
            <text:p>40237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20372" calcext:value-type="float">
            <text:p>20372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8648" calcext:value-type="float">
            <text:p>8648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(null)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26380" calcext:value-type="float">
            <text:p>26380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34" calcext:value-type="float">
            <text:p>2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4" calcext:value-type="float">
            <text:p>25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0739" calcext:value-type="float">
            <text:p>10739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(null)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9593" calcext:value-type="float">
            <text:p>19593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5" calcext:value-type="float">
            <text:p>2525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5" calcext:value-type="float">
            <text:p>2525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13026" calcext:value-type="float">
            <text:p>13026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459190" calcext:value-type="float">
            <text:p>45919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23858" calcext:value-type="float">
            <text:p>323858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(null)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447628" calcext:value-type="float">
            <text:p>447628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5" calcext:value-type="float">
            <text:p>2505</text:p>
          </table:table-cell>
          <table:table-cell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91791" calcext:value-type="float">
            <text:p>91791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3" calcext:value-type="float">
            <text:p>252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7" calcext:value-type="float">
            <text:p>25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8" calcext:value-type="float">
            <text:p>2518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134442" calcext:value-type="float">
            <text:p>134442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558511" calcext:value-type="float">
            <text:p>558511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3" calcext:value-type="float">
            <text:p>250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1" calcext:value-type="float">
            <text:p>2521</text:p>
          </table:table-cell>
          <table:table-cell office:value-type="float" office:value="44449" calcext:value-type="float">
            <text:p>44449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8289" calcext:value-type="float">
            <text:p>8289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8" calcext:value-type="float">
            <text:p>25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(null)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30565" calcext:value-type="float">
            <text:p>30565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3" calcext:value-type="float">
            <text:p>2523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(null)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2" calcext:value-type="float">
            <text:p>2502</text:p>
          </table:table-cell>
          <table:table-cell office:value-type="float" office:value="99195" calcext:value-type="float">
            <text:p>99195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4" calcext:value-type="float">
            <text:p>25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111502" calcext:value-type="float">
            <text:p>111502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501" calcext:value-type="float">
            <text:p>5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0" calcext:value-type="float">
            <text:p>251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04" calcext:value-type="float">
            <text:p>250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8" calcext:value-type="float">
            <text:p>2528</text:p>
          </table:table-cell>
          <table:table-cell office:value-type="float" office:value="10024" calcext:value-type="float">
            <text:p>10024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818360" calcext:value-type="float">
            <text:p>818360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2" calcext:value-type="float">
            <text:p>251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2" calcext:value-type="float">
            <text:p>252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7" calcext:value-type="float">
            <text:p>2517</text:p>
          </table:table-cell>
          <table:table-cell office:value-type="float" office:value="16688" calcext:value-type="float">
            <text:p>16688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25" calcext:value-type="float">
            <text:p>2525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52250" calcext:value-type="float">
            <text:p>52250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600" calcext:value-type="float">
            <text:p>2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2511" calcext:value-type="float">
            <text:p>2511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Pivot Table_Sheet1_1" table:style-name="ta1">
        <table:table-column table:style-name="co6" table:default-cell-style-name="Default"/>
        <table:table-column table:style-name="co6" table:number-columns-repeated="4" table:default-cell-style-name="ce6"/>
        <table:table-row table:style-name="ro1">
          <table:table-cell office:value-type="string" calcext:value-type="string">
            <text:p>Filt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Sum - count</text:p>
          </table:table-cell>
          <table:table-cell table:style-name="ce7" office:value-type="string" calcext:value-type="string">
            <text:p>deflevelid</text:p>
          </table:table-cell>
          <table:table-cell table:style-name="ce13" table:number-columns-repeated="2"/>
          <table:table-cell table:style-name="ce23"/>
        </table:table-row>
        <table:table-row table:style-name="ro1">
          <table:table-cell table:style-name="ce2" office:value-type="string" calcext:value-type="string">
            <text:p>publisherid</text:p>
          </table:table-cell>
          <table:table-cell table:style-name="ce8" office:value-type="float" office:value="8" calcext:value-type="float">
            <text:p>8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24" office:value-type="string" calcext:value-type="string">
            <text:p>Total Result</text:p>
          </table:table-cell>
        </table:table-row>
        <table:table-row table:style-name="ro1">
          <table:table-cell table:style-name="ce3" office:value-type="float" office:value="558079" calcext:value-type="float">
            <text:p>558079</text:p>
          </table:table-cell>
          <table:table-cell table:style-name="ce9" office:value-type="float" office:value="19593" calcext:value-type="float">
            <text:p>19 593</text:p>
          </table:table-cell>
          <table:table-cell table:style-name="ce15" office:value-type="float" office:value="593936" calcext:value-type="float">
            <text:p>593 936</text:p>
          </table:table-cell>
          <table:table-cell table:style-name="ce19" office:value-type="float" office:value="323858" calcext:value-type="float">
            <text:p>323 858</text:p>
          </table:table-cell>
          <table:table-cell table:style-name="ce25" office:value-type="float" office:value="937387" calcext:value-type="float">
            <text:p>937 387</text:p>
          </table:table-cell>
        </table:table-row>
        <table:table-row table:style-name="ro1">
          <table:table-cell table:style-name="ce4" office:value-type="float" office:value="558355" calcext:value-type="float">
            <text:p>558355</text:p>
          </table:table-cell>
          <table:table-cell table:style-name="ce10" office:value-type="float" office:value="304885" calcext:value-type="float">
            <text:p>304 885</text:p>
          </table:table-cell>
          <table:table-cell table:style-name="ce16" office:value-type="float" office:value="291530" calcext:value-type="float">
            <text:p>291 530</text:p>
          </table:table-cell>
          <table:table-cell table:style-name="ce20" office:value-type="float" office:value="447628" calcext:value-type="float">
            <text:p>447 628</text:p>
          </table:table-cell>
          <table:table-cell table:style-name="ce26" office:value-type="float" office:value="1044043" calcext:value-type="float">
            <text:p>1 044 043</text:p>
          </table:table-cell>
        </table:table-row>
        <table:table-row table:style-name="ro1">
          <table:table-cell table:style-name="ce4" office:value-type="float" office:value="558356" calcext:value-type="float">
            <text:p>558356</text:p>
          </table:table-cell>
          <table:table-cell table:style-name="ce10"/>
          <table:table-cell table:style-name="ce16" office:value-type="float" office:value="595343" calcext:value-type="float">
            <text:p>595 343</text:p>
          </table:table-cell>
          <table:table-cell table:style-name="ce20" office:value-type="float" office:value="90643" calcext:value-type="float">
            <text:p>90 643</text:p>
          </table:table-cell>
          <table:table-cell table:style-name="ce26" office:value-type="float" office:value="685986" calcext:value-type="float">
            <text:p>685 986</text:p>
          </table:table-cell>
        </table:table-row>
        <table:table-row table:style-name="ro1">
          <table:table-cell table:style-name="ce4" office:value-type="float" office:value="558357" calcext:value-type="float">
            <text:p>558357</text:p>
          </table:table-cell>
          <table:table-cell table:style-name="ce10"/>
          <table:table-cell table:style-name="ce16" office:value-type="float" office:value="1435257" calcext:value-type="float">
            <text:p>1 435 257</text:p>
          </table:table-cell>
          <table:table-cell table:style-name="ce20"/>
          <table:table-cell table:style-name="ce26" office:value-type="float" office:value="1435257" calcext:value-type="float">
            <text:p>1 435 257</text:p>
          </table:table-cell>
        </table:table-row>
        <table:table-row table:style-name="ro1">
          <table:table-cell table:style-name="ce4" office:value-type="float" office:value="558358" calcext:value-type="float">
            <text:p>558358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57042" calcext:value-type="float">
            <text:p>57 042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57047" calcext:value-type="float">
            <text:p>57 047</text:p>
          </table:table-cell>
        </table:table-row>
        <table:table-row table:style-name="ro1">
          <table:table-cell table:style-name="ce4" office:value-type="float" office:value="558359" calcext:value-type="float">
            <text:p>558359</text:p>
          </table:table-cell>
          <table:table-cell table:style-name="ce10" office:value-type="float" office:value="225" calcext:value-type="float">
            <text:p>225</text:p>
          </table:table-cell>
          <table:table-cell table:style-name="ce16" office:value-type="float" office:value="37931" calcext:value-type="float">
            <text:p>37 931</text:p>
          </table:table-cell>
          <table:table-cell table:style-name="ce20" office:value-type="float" office:value="2572" calcext:value-type="float">
            <text:p>2 572</text:p>
          </table:table-cell>
          <table:table-cell table:style-name="ce26" office:value-type="float" office:value="40728" calcext:value-type="float">
            <text:p>40 728</text:p>
          </table:table-cell>
        </table:table-row>
        <table:table-row table:style-name="ro1">
          <table:table-cell table:style-name="ce4" office:value-type="float" office:value="558360" calcext:value-type="float">
            <text:p>558360</text:p>
          </table:table-cell>
          <table:table-cell table:style-name="ce10" office:value-type="float" office:value="10739" calcext:value-type="float">
            <text:p>10 739</text:p>
          </table:table-cell>
          <table:table-cell table:style-name="ce16" office:value-type="float" office:value="1037464" calcext:value-type="float">
            <text:p>1 037 464</text:p>
          </table:table-cell>
          <table:table-cell table:style-name="ce20" office:value-type="float" office:value="1462115" calcext:value-type="float">
            <text:p>1 462 115</text:p>
          </table:table-cell>
          <table:table-cell table:style-name="ce26" office:value-type="float" office:value="2510318" calcext:value-type="float">
            <text:p>2 510 318</text:p>
          </table:table-cell>
        </table:table-row>
        <table:table-row table:style-name="ro1">
          <table:table-cell table:style-name="ce4" office:value-type="float" office:value="558362" calcext:value-type="float">
            <text:p>55836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99928" calcext:value-type="float">
            <text:p>99 928</text:p>
          </table:table-cell>
          <table:table-cell table:style-name="ce20" office:value-type="float" office:value="22" calcext:value-type="float">
            <text:p>22</text:p>
          </table:table-cell>
          <table:table-cell table:style-name="ce26" office:value-type="float" office:value="99951" calcext:value-type="float">
            <text:p>99 951</text:p>
          </table:table-cell>
        </table:table-row>
        <table:table-row table:style-name="ro1">
          <table:table-cell table:style-name="ce4" office:value-type="float" office:value="558511" calcext:value-type="float">
            <text:p>558511</text:p>
          </table:table-cell>
          <table:table-cell table:style-name="ce10"/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558530" calcext:value-type="float">
            <text:p>558530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2353" calcext:value-type="float">
            <text:p>2 353</text:p>
          </table:table-cell>
          <table:table-cell table:style-name="ce20" office:value-type="float" office:value="230" calcext:value-type="float">
            <text:p>230</text:p>
          </table:table-cell>
          <table:table-cell table:style-name="ce26" office:value-type="float" office:value="2587" calcext:value-type="float">
            <text:p>2 587</text:p>
          </table:table-cell>
        </table:table-row>
        <table:table-row table:style-name="ro1">
          <table:table-cell table:style-name="ce4" office:value-type="float" office:value="558602" calcext:value-type="float">
            <text:p>558602</text:p>
          </table:table-cell>
          <table:table-cell table:style-name="ce10" office:value-type="float" office:value="4750" calcext:value-type="float">
            <text:p>4 750</text:p>
          </table:table-cell>
          <table:table-cell table:style-name="ce16" office:value-type="float" office:value="43354" calcext:value-type="float">
            <text:p>43 354</text:p>
          </table:table-cell>
          <table:table-cell table:style-name="ce20" office:value-type="float" office:value="27095" calcext:value-type="float">
            <text:p>27 095</text:p>
          </table:table-cell>
          <table:table-cell table:style-name="ce26" office:value-type="float" office:value="75199" calcext:value-type="float">
            <text:p>75 199</text:p>
          </table:table-cell>
        </table:table-row>
        <table:table-row table:style-name="ro1">
          <table:table-cell table:style-name="ce4" office:value-type="float" office:value="558620" calcext:value-type="float">
            <text:p>558620</text:p>
          </table:table-cell>
          <table:table-cell table:style-name="ce10" office:value-type="float" office:value="5014" calcext:value-type="float">
            <text:p>5 014</text:p>
          </table:table-cell>
          <table:table-cell table:style-name="ce16" office:value-type="float" office:value="11750" calcext:value-type="float">
            <text:p>11 750</text:p>
          </table:table-cell>
          <table:table-cell table:style-name="ce20" office:value-type="float" office:value="214989" calcext:value-type="float">
            <text:p>214 989</text:p>
          </table:table-cell>
          <table:table-cell table:style-name="ce26" office:value-type="float" office:value="231753" calcext:value-type="float">
            <text:p>231 753</text:p>
          </table:table-cell>
        </table:table-row>
        <table:table-row table:style-name="ro1">
          <table:table-cell table:style-name="ce4" office:value-type="float" office:value="558623" calcext:value-type="float">
            <text:p>558623</text:p>
          </table:table-cell>
          <table:table-cell table:style-name="ce10"/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559921" calcext:value-type="float">
            <text:p>559921</text:p>
          </table:table-cell>
          <table:table-cell table:style-name="ce10"/>
          <table:table-cell table:style-name="ce16" office:value-type="float" office:value="2" calcext:value-type="float">
            <text:p>2</text:p>
          </table:table-cell>
          <table:table-cell table:style-name="ce20"/>
          <table:table-cell table:style-name="ce26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559922" calcext:value-type="float">
            <text:p>559922</text:p>
          </table:table-cell>
          <table:table-cell table:style-name="ce11"/>
          <table:table-cell table:style-name="ce17" office:value-type="float" office:value="1366763" calcext:value-type="float">
            <text:p>1 366 763</text:p>
          </table:table-cell>
          <table:table-cell table:style-name="ce21" office:value-type="float" office:value="17174" calcext:value-type="float">
            <text:p>17 174</text:p>
          </table:table-cell>
          <table:table-cell table:style-name="ce27" office:value-type="float" office:value="1383937" calcext:value-type="float">
            <text:p>1 383 937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2" office:value-type="float" office:value="345212" calcext:value-type="float">
            <text:p>345 212</text:p>
          </table:table-cell>
          <table:table-cell table:style-name="ce18" office:value-type="float" office:value="5572655" calcext:value-type="float">
            <text:p>5 572 655</text:p>
          </table:table-cell>
          <table:table-cell table:style-name="ce22" office:value-type="float" office:value="2586330" calcext:value-type="float">
            <text:p>2 586 330</text:p>
          </table:table-cell>
          <table:table-cell table:style-name="ce28" office:value-type="float" office:value="8504197" calcext:value-type="float">
            <text:p>8 504 197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-pilot-tables>
        <table:data-pilot-table table:name="DataPilot1" table:application-data="" table:target-range-address="'Pivot Table_Sheet1_1'.A1:'Pivot Table_Sheet1_1'.E20" table:buttons="'Pivot Table_Sheet1_1'.A1 'Pivot Table_Sheet1_1'.A4 'Pivot Table_Sheet1_1'.B3">
          <table:source-cell-range table:cell-range-address="Sheet1.A1:Sheet1.E232"/>
          <table:data-pilot-field table:source-field-name="deflevelid" table:orientation="column" table:used-hierarchy="0" table:function="auto">
            <table:data-pilot-level table:show-empty="false">
              <table:data-pilot-members>
                <table:data-pilot-member table:name="8" table:display="true" table:show-details="true"/>
                <table:data-pilot-member table:name="22" table:display="true" table:show-details="true"/>
                <table:data-pilot-member table:name="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ublisherid" table:orientation="row" table:used-hierarchy="0" table:function="auto">
            <table:data-pilot-level table:show-empty="false">
              <table:data-pilot-members>
                <table:data-pilot-member table:name="558079" table:display="true" table:show-details="true"/>
                <table:data-pilot-member table:name="558355" table:display="true" table:show-details="true"/>
                <table:data-pilot-member table:name="558356" table:display="true" table:show-details="true"/>
                <table:data-pilot-member table:name="558357" table:display="true" table:show-details="true"/>
                <table:data-pilot-member table:name="558358" table:display="true" table:show-details="true"/>
                <table:data-pilot-member table:name="558359" table:display="true" table:show-details="true"/>
                <table:data-pilot-member table:name="558360" table:display="true" table:show-details="true"/>
                <table:data-pilot-member table:name="558362" table:display="true" table:show-details="true"/>
                <table:data-pilot-member table:name="558511" table:display="true" table:show-details="true"/>
                <table:data-pilot-member table:name="558530" table:display="true" table:show-details="true"/>
                <table:data-pilot-member table:name="558602" table:display="true" table:show-details="true"/>
                <table:data-pilot-member table:name="558620" table:display="true" table:show-details="true"/>
                <table:data-pilot-member table:name="558623" table:display="true" table:show-details="true"/>
                <table:data-pilot-member table:name="559921" table:display="true" table:show-details="true"/>
                <table:data-pilot-member table:name="5599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unt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9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7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6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8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7" table:display="true" table:show-details="true"/>
                <table:data-pilot-member table:name="94" table:display="true" table:show-details="true"/>
                <table:data-pilot-member table:name="100" table:display="true" table:show-details="true"/>
                <table:data-pilot-member table:name="115" table:display="true" table:show-details="true"/>
                <table:data-pilot-member table:name="121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5" table:display="true" table:show-details="true"/>
                <table:data-pilot-member table:name="140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90" table:display="true" table:show-details="true"/>
                <table:data-pilot-member table:name="192" table:display="true" table:show-details="true"/>
                <table:data-pilot-member table:name="225" table:display="true" table:show-details="true"/>
                <table:data-pilot-member table:name="230" table:display="true" table:show-details="true"/>
                <table:data-pilot-member table:name="232" table:display="true" table:show-details="true"/>
                <table:data-pilot-member table:name="252" table:display="true" table:show-details="true"/>
                <table:data-pilot-member table:name="274" table:display="true" table:show-details="true"/>
                <table:data-pilot-member table:name="311" table:display="true" table:show-details="true"/>
                <table:data-pilot-member table:name="319" table:display="true" table:show-details="true"/>
                <table:data-pilot-member table:name="331" table:display="true" table:show-details="true"/>
                <table:data-pilot-member table:name="339" table:display="true" table:show-details="true"/>
                <table:data-pilot-member table:name="355" table:display="true" table:show-details="true"/>
                <table:data-pilot-member table:name="379" table:display="true" table:show-details="true"/>
                <table:data-pilot-member table:name="410" table:display="true" table:show-details="true"/>
                <table:data-pilot-member table:name="428" table:display="true" table:show-details="true"/>
                <table:data-pilot-member table:name="436" table:display="true" table:show-details="true"/>
                <table:data-pilot-member table:name="463" table:display="true" table:show-details="true"/>
                <table:data-pilot-member table:name="477" table:display="true" table:show-details="true"/>
                <table:data-pilot-member table:name="500" table:display="true" table:show-details="true"/>
                <table:data-pilot-member table:name="565" table:display="true" table:show-details="true"/>
                <table:data-pilot-member table:name="596" table:display="true" table:show-details="true"/>
                <table:data-pilot-member table:name="627" table:display="true" table:show-details="true"/>
                <table:data-pilot-member table:name="645" table:display="true" table:show-details="true"/>
                <table:data-pilot-member table:name="663" table:display="true" table:show-details="true"/>
                <table:data-pilot-member table:name="697" table:display="true" table:show-details="true"/>
                <table:data-pilot-member table:name="714" table:display="true" table:show-details="true"/>
                <table:data-pilot-member table:name="774" table:display="true" table:show-details="true"/>
                <table:data-pilot-member table:name="887" table:display="true" table:show-details="true"/>
                <table:data-pilot-member table:name="910" table:display="true" table:show-details="true"/>
                <table:data-pilot-member table:name="960" table:display="true" table:show-details="true"/>
                <table:data-pilot-member table:name="1332" table:display="true" table:show-details="true"/>
                <table:data-pilot-member table:name="1362" table:display="true" table:show-details="true"/>
                <table:data-pilot-member table:name="1409" table:display="true" table:show-details="true"/>
                <table:data-pilot-member table:name="1488" table:display="true" table:show-details="true"/>
                <table:data-pilot-member table:name="1563" table:display="true" table:show-details="true"/>
                <table:data-pilot-member table:name="1573" table:display="true" table:show-details="true"/>
                <table:data-pilot-member table:name="1582" table:display="true" table:show-details="true"/>
                <table:data-pilot-member table:name="1625" table:display="true" table:show-details="true"/>
                <table:data-pilot-member table:name="1675" table:display="true" table:show-details="true"/>
                <table:data-pilot-member table:name="1683" table:display="true" table:show-details="true"/>
                <table:data-pilot-member table:name="1805" table:display="true" table:show-details="true"/>
                <table:data-pilot-member table:name="1823" table:display="true" table:show-details="true"/>
                <table:data-pilot-member table:name="1902" table:display="true" table:show-details="true"/>
                <table:data-pilot-member table:name="2010" table:display="true" table:show-details="true"/>
                <table:data-pilot-member table:name="2028" table:display="true" table:show-details="true"/>
                <table:data-pilot-member table:name="2043" table:display="true" table:show-details="true"/>
                <table:data-pilot-member table:name="2083" table:display="true" table:show-details="true"/>
                <table:data-pilot-member table:name="2198" table:display="true" table:show-details="true"/>
                <table:data-pilot-member table:name="2228" table:display="true" table:show-details="true"/>
                <table:data-pilot-member table:name="2254" table:display="true" table:show-details="true"/>
                <table:data-pilot-member table:name="2275" table:display="true" table:show-details="true"/>
                <table:data-pilot-member table:name="2374" table:display="true" table:show-details="true"/>
                <table:data-pilot-member table:name="2572" table:display="true" table:show-details="true"/>
                <table:data-pilot-member table:name="2688" table:display="true" table:show-details="true"/>
                <table:data-pilot-member table:name="2930" table:display="true" table:show-details="true"/>
                <table:data-pilot-member table:name="3143" table:display="true" table:show-details="true"/>
                <table:data-pilot-member table:name="3277" table:display="true" table:show-details="true"/>
                <table:data-pilot-member table:name="3660" table:display="true" table:show-details="true"/>
                <table:data-pilot-member table:name="3979" table:display="true" table:show-details="true"/>
                <table:data-pilot-member table:name="4341" table:display="true" table:show-details="true"/>
                <table:data-pilot-member table:name="4750" table:display="true" table:show-details="true"/>
                <table:data-pilot-member table:name="5014" table:display="true" table:show-details="true"/>
                <table:data-pilot-member table:name="5092" table:display="true" table:show-details="true"/>
                <table:data-pilot-member table:name="7183" table:display="true" table:show-details="true"/>
                <table:data-pilot-member table:name="7465" table:display="true" table:show-details="true"/>
                <table:data-pilot-member table:name="7469" table:display="true" table:show-details="true"/>
                <table:data-pilot-member table:name="8289" table:display="true" table:show-details="true"/>
                <table:data-pilot-member table:name="8648" table:display="true" table:show-details="true"/>
                <table:data-pilot-member table:name="9979" table:display="true" table:show-details="true"/>
                <table:data-pilot-member table:name="10024" table:display="true" table:show-details="true"/>
                <table:data-pilot-member table:name="10739" table:display="true" table:show-details="true"/>
                <table:data-pilot-member table:name="11172" table:display="true" table:show-details="true"/>
                <table:data-pilot-member table:name="11512" table:display="true" table:show-details="true"/>
                <table:data-pilot-member table:name="11744" table:display="true" table:show-details="true"/>
                <table:data-pilot-member table:name="13026" table:display="true" table:show-details="true"/>
                <table:data-pilot-member table:name="14238" table:display="true" table:show-details="true"/>
                <table:data-pilot-member table:name="15290" table:display="true" table:show-details="true"/>
                <table:data-pilot-member table:name="16688" table:display="true" table:show-details="true"/>
                <table:data-pilot-member table:name="17174" table:display="true" table:show-details="true"/>
                <table:data-pilot-member table:name="17300" table:display="true" table:show-details="true"/>
                <table:data-pilot-member table:name="17512" table:display="true" table:show-details="true"/>
                <table:data-pilot-member table:name="19593" table:display="true" table:show-details="true"/>
                <table:data-pilot-member table:name="20372" table:display="true" table:show-details="true"/>
                <table:data-pilot-member table:name="22057" table:display="true" table:show-details="true"/>
                <table:data-pilot-member table:name="26266" table:display="true" table:show-details="true"/>
                <table:data-pilot-member table:name="26380" table:display="true" table:show-details="true"/>
                <table:data-pilot-member table:name="27095" table:display="true" table:show-details="true"/>
                <table:data-pilot-member table:name="30565" table:display="true" table:show-details="true"/>
                <table:data-pilot-member table:name="33745" table:display="true" table:show-details="true"/>
                <table:data-pilot-member table:name="33855" table:display="true" table:show-details="true"/>
                <table:data-pilot-member table:name="34101" table:display="true" table:show-details="true"/>
                <table:data-pilot-member table:name="36173" table:display="true" table:show-details="true"/>
                <table:data-pilot-member table:name="40237" table:display="true" table:show-details="true"/>
                <table:data-pilot-member table:name="41145" table:display="true" table:show-details="true"/>
                <table:data-pilot-member table:name="44449" table:display="true" table:show-details="true"/>
                <table:data-pilot-member table:name="52250" table:display="true" table:show-details="true"/>
                <table:data-pilot-member table:name="52999" table:display="true" table:show-details="true"/>
                <table:data-pilot-member table:name="53262" table:display="true" table:show-details="true"/>
                <table:data-pilot-member table:name="90643" table:display="true" table:show-details="true"/>
                <table:data-pilot-member table:name="91791" table:display="true" table:show-details="true"/>
                <table:data-pilot-member table:name="94425" table:display="true" table:show-details="true"/>
                <table:data-pilot-member table:name="99195" table:display="true" table:show-details="true"/>
                <table:data-pilot-member table:name="110267" table:display="true" table:show-details="true"/>
                <table:data-pilot-member table:name="111502" table:display="true" table:show-details="true"/>
                <table:data-pilot-member table:name="134442" table:display="true" table:show-details="true"/>
                <table:data-pilot-member table:name="214989" table:display="true" table:show-details="true"/>
                <table:data-pilot-member table:name="259743" table:display="true" table:show-details="true"/>
                <table:data-pilot-member table:name="274593" table:display="true" table:show-details="true"/>
                <table:data-pilot-member table:name="304885" table:display="true" table:show-details="true"/>
                <table:data-pilot-member table:name="323858" table:display="true" table:show-details="true"/>
                <table:data-pilot-member table:name="392533" table:display="true" table:show-details="true"/>
                <table:data-pilot-member table:name="404425" table:display="true" table:show-details="true"/>
                <table:data-pilot-member table:name="447628" table:display="true" table:show-details="true"/>
                <table:data-pilot-member table:name="459190" table:display="true" table:show-details="true"/>
                <table:data-pilot-member table:name="723627" table:display="true" table:show-details="true"/>
                <table:data-pilot-member table:name="775908" table:display="true" table:show-details="true"/>
                <table:data-pilot-member table:name="818360" table:display="true" table:show-details="true"/>
                <table:data-pilot-member table:name="14621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10T16:10:04.481479101</dc:date>
    <dc:creator>pmoukhataev </dc:creator>
    <meta:editing-duration>P0D</meta:editing-duration>
    <meta:editing-cycles>1</meta:editing-cycles>
    <meta:document-statistic meta:table-count="2" meta:cell-count="1238" meta:object-count="0"/>
  </office:meta>
</office:document-meta>
</file>